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4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. Shik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iss Slate Hart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3 May 1865</text:p>
      <text:p text:style-name="P2">Month<text:tab/><text:tab/><text:tab/><text:tab/><text:tab/><text:tab/>May</text:p>
      <text:p text:style-name="P2">Year<text:tab/><text:tab/><text:tab/><text:tab/><text:tab/><text:tab/>186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Philad May 13</text:span><text:span text:style-name="T2">th</text:span><text:span text:style-name="T1"> 1865/</text:span></text:p>
      <text:p text:style-name="P3"><text:span text:style-name="T1"/></text:p>
      <text:p text:style-name="P2"><text:span text:style-name="T1"><text:tab/>Miss Slate Hart will please accept/ my hearty thanks for the discourse of the/ Rev. S. Morais which she had the kindness/ to send me, &amp; which I received yesterday./ <text:s/>I read it with great pleasure. <text:s/>A most/ truthful, touching and heartfelt tribute,/ I have not see[sic], among the many that/ have appeared, to the good and great/ man, so heartlessly torn from us./</text:span></text:p>
      <text:p text:style-name="P2"><text:span text:style-name="T1"><text:tab/>Very Respectfully/</text:span></text:p>
      <text:p text:style-name="P2"><text:span text:style-name="T1"><text:tab/><text:tab/>M Shi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8T13:09:39</meta:creation-date>
    <dc:date>2009-04-28T13:14:46</dc:date>
    <dc:language>en-US</dc:language>
    <meta:editing-cycles>2</meta:editing-cycles>
    <meta:editing-duration>PT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235" meta:character-count="1682"/>
  </office:meta>
</office:document-meta>
</file>